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T1" style:family="text">
      <style:text-properties officeooo:rsid="000e0a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ведение</text:p>
      <text:p text:style-name="P2">Развитие веб-технологий не стоит на месте. На смену статическим сайтам приходят веб-приложения. В современном мире веб-приложения получают все большую распространенность.</text:p>
      <text:p text:style-name="P2">Веб-приложение - программное обеспечение, предназначенное для запуска посредством веб-браузера. Веб-приложение можно разделить на две части - фронтэнд и бэкенд.</text:p>
      <text:p text:style-name="P2">Фронтенд - часть веб-приложения, предоставляющая пользовательский интерфейс.</text:p>
      <text:p text:style-name="P2">Бэкенд - серверная часть веб-приложения, в которой происходят вычисления.</text:p>
      <text:p text:style-name="P2">Во-первых, создать веб-приложение достаточно просто. Веб-приложения пишутся с помощью фреймворков - инструментов, предоставляющих заготовку программной платформы, поверх которой разработчики могут писать собственный код. Такой подход позволяет писать приложения быстрее, при этом задействуя более сложные компоненты, уже реализованные во фреймворке.</text:p>
      <text:p text:style-name="P2">Во-вторых, современные фреймворки позволяют создавать веб-приложения, способные обновлять свое содержимое без перезагрузки страницы, а также отправлять и получать информацию на сервер в реальном времени. Интерфейс таких приложений интерактивен и активно реагирует на действия пользователя.</text:p>
      <text:p text:style-name="P2">В-третьих, веб-приложения имеют более сложную структуру, нежели обычные статические сайты. Фронтенд веб-приложения общается с его бэкендом посредством API - программного интерфейса, организующего общение нескольких приложений или сервисов между собой. Такая архитектура позволяет достаточно эффективно использовать вычислительный ресурс сервера при этом, оставляя интерфейсную часть интерактивной и абстрагированной от сложных вычислений. То есть, благодаря подобной организации, разработчики могут реализовывать в веб-приложениях процессы, требующие сложных вычислений. Таким образом, современные веб-приложения становятся все более функциональными и могут заменить собой нативные приложения.</text:p>
      <text:p text:style-name="P2">В-четвертых, пользователь взаимодействует с веб-приложением посредством веб-браузера, тогда как все вычисления производятся на сервере, что позволяет веб-приложениям быть кроссплатформенными и не зависеть от того, на каком устройстве открыто приложение.</text:p>
      <text:p text:style-name="P2">Веб-приложения со временем становятся все сложнее и сложнее - они обрабатывают и хранят огромные массивы данных, поэтому проблема хранения этих данных особенно актуальна. Основным инструментом для хранения данных являются базы данных (далее - БД). Грамотное проектирование базы данных позволяет значительно повысить производительность веб-приложения.</text:p>
      <text:p text:style-name="P2"><text:soft-page-break/>Результатом данной работы является разработанной веб-приложение, представляющее собой систему управления проектами, задачами которой является структуризация и планирование работ над проектами, улучшение контроля за ходом разработки, а также оптимизация процесса разработки проектов по времени и нагрузке на разработчиков. </text:p>
      <text:p text:style-name="P2">Разработка системы управления проектами велась группой из четырех студентов.</text:p>
      <text:p text:style-name="P2">Настоящая работа посвящена разработке базы данных и CRUD-методов для работы с ней.</text:p>
      <text:p text:style-name="P2">В ходе разработки были использованы СУБД MongoDB, ODM-библиотека Mongoose и платформа Node.j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indent="1.3cm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23:05:47.006702293</meta:creation-date>
    <dc:date>2024-03-14T01:03:43.601335922</dc:date>
    <meta:editing-duration>PT1H57M57S</meta:editing-duration>
    <meta:editing-cycles>1</meta:editing-cycles>
    <meta:document-statistic meta:table-count="0" meta:image-count="0" meta:object-count="0" meta:page-count="2" meta:paragraph-count="14" meta:word-count="348" meta:character-count="2995" meta:non-whitespace-character-count="2660"/>
    <meta:generator>LibreOffice/7.6.4.1$Linux_X86_64 LibreOffice_project/60$Build-1</meta:generator>
  </office:meta>
</office:document-meta>
</file>